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fo:font-size="16pt" style:font-size-asian="16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 fo:margin-bottom="0in"/>
      <style:text-properties fo:font-weight="bold" style:font-weight-asian="bold" fo:font-size="16pt" style:font-size-asian="16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in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1" style:parent-style-name="Normal" style:family="paragraph">
      <style:paragraph-properties fo:margin-bottom="0in"/>
    </style:style>
    <style:style style:name="T1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5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16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17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18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19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20" style:parent-style-name="Normal" style:family="paragraph">
      <style:paragraph-properties fo:margin-bottom="0in"/>
    </style:style>
    <style:style style:name="T2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P2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24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25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26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27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28" style:parent-style-name="Normal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1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2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3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4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5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6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3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3" style:parent-style-name="Normal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6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47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48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49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0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1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2" style:parent-style-name="Normal" style:family="paragraph">
      <style:paragraph-properties fo:margin-bottom="0in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54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5" style:parent-style-name="Paragraphedeliste" style:list-style-name="LFO1" style:family="paragraph">
      <style:paragraph-properties fo:margin-bottom="0in"/>
      <style:text-properties fo:font-size="12pt" style:font-size-asian="12pt" style:font-size-complex="14pt"/>
    </style:style>
    <style:style style:name="P56" style:parent-style-name="Paragraphedeliste" style:list-style-name="LFO1" style:family="paragraph">
      <style:paragraph-properties fo:margin-bottom="0in"/>
      <style:text-properties fo:font-size="12pt" style:font-size-asian="12pt" style:font-size-complex="14pt"/>
    </style:style>
    <style:style style:name="P57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8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59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60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61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62" style:parent-style-name="Paragraphedeliste" style:list-style-name="LFO2" style:family="paragraph">
      <style:paragraph-properties fo:margin-bottom="0in"/>
      <style:text-properties fo:font-size="12pt" style:font-size-asian="12pt" style:font-size-complex="14pt"/>
    </style:style>
    <style:style style:name="P63" style:parent-style-name="Paragraphedeliste" style:list-style-name="LFO2" style:family="paragraph">
      <style:paragraph-properties fo:margin-bottom="0in"/>
      <style:text-properties fo:font-size="12pt" style:font-size-asian="12pt" style:font-size-complex="14pt"/>
    </style:style>
    <style:style style:name="P64" style:parent-style-name="Paragraphedeliste" style:list-style-name="LFO2" style:family="paragraph">
      <style:paragraph-properties fo:margin-bottom="0in"/>
      <style:text-properties fo:font-size="12pt" style:font-size-asian="12pt" style:font-size-complex="14pt"/>
    </style:style>
    <style:style style:name="P65" style:parent-style-name="Paragraphedeliste" style:list-style-name="LFO2" style:family="paragraph">
      <style:paragraph-properties fo:margin-bottom="0in"/>
      <style:text-properties fo:font-size="12pt" style:font-size-asian="12pt" style:font-size-complex="14pt"/>
    </style:style>
    <style:style style:name="P66" style:parent-style-name="Paragraphedeliste" style:list-style-name="LFO2" style:family="paragraph">
      <style:paragraph-properties fo:margin-bottom="0in"/>
      <style:text-properties fo:font-size="12pt" style:font-size-asian="12pt" style:font-size-complex="14pt"/>
    </style:style>
    <style:style style:name="P67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68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69" style:parent-style-name="Paragraphedeliste" style:list-style-name="LFO3" style:family="paragraph">
      <style:paragraph-properties fo:margin-bottom="0in"/>
      <style:text-properties fo:font-size="12pt" style:font-size-asian="12pt" style:font-size-complex="14pt"/>
    </style:style>
    <style:style style:name="P70" style:parent-style-name="Paragraphedeliste" style:list-style-name="LFO3" style:family="paragraph">
      <style:paragraph-properties fo:margin-bottom="0in"/>
      <style:text-properties fo:font-size="12pt" style:font-size-asian="12pt" style:font-size-complex="14pt"/>
    </style:style>
    <style:style style:name="P71" style:parent-style-name="Paragraphedeliste" style:list-style-name="LFO4" style:family="paragraph">
      <style:paragraph-properties fo:margin-bottom="0in"/>
      <style:text-properties fo:font-size="12pt" style:font-size-asian="12pt" style:font-size-complex="14pt"/>
    </style:style>
    <style:style style:name="P72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73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74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75" style:parent-style-name="Paragraphedeliste" style:list-style-name="LFO4" style:family="paragraph">
      <style:paragraph-properties fo:margin-bottom="0in"/>
      <style:text-properties fo:font-size="12pt" style:font-size-asian="12pt" style:font-size-complex="14pt"/>
    </style:style>
    <style:style style:name="P76" style:parent-style-name="Paragraphedeliste" style:list-style-name="LFO4" style:family="paragraph">
      <style:paragraph-properties fo:margin-bottom="0in"/>
      <style:text-properties fo:font-size="12pt" style:font-size-asian="12pt" style:font-size-complex="14pt"/>
    </style:style>
    <style:style style:name="P77" style:parent-style-name="Paragraphedeliste" style:list-style-name="LFO4" style:family="paragraph">
      <style:paragraph-properties fo:margin-bottom="0in"/>
      <style:text-properties fo:font-size="12pt" style:font-size-asian="12pt" style:font-size-complex="14pt"/>
    </style:style>
    <style:style style:name="P78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79" style:parent-style-name="Normal" style:family="paragraph">
      <style:paragraph-properties fo:margin-bottom="0in"/>
      <style:text-properties fo:font-size="12pt" style:font-size-asian="12pt" style:font-size-complex="14pt"/>
    </style:style>
    <style:style style:name="P80" style:parent-style-name="Normal" style:family="paragraph">
      <style:paragraph-properties fo:margin-bottom="0in"/>
    </style:style>
    <style:style style:name="T8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Compte-rendu de réunion<text:s/></text:p>
      <text:p text:style-name="P4">Projet PerudOnLan</text:p>
      <text:p text:style-name="P5">Chef de projet : Artus D’AGIER</text:p>
      <text:p text:style-name="P6"/>
      <text:p text:style-name="P7"/>
      <text:p text:style-name="P8"/>
      <text:p text:style-name="P9"/>
      <text:p text:style-name="P10"/>
      <text:p text:style-name="P11"><text:span text:style-name="T12">Description du document</text:span><text:span text:style-name="T13"> :</text:span></text:p>
      <text:p text:style-name="P14"/>
      <text:p text:style-name="P15">Nom du projet : PerudOnLan</text:p>
      <text:p text:style-name="P16">Chef de projet : Artus D’AGIER<text:tab/><text:tab/><text:tab/>N° de version :<text:s/>1.0</text:p>
      <text:p text:style-name="P17">Préparé par : François DE GREEF<text:tab/><text:tab/><text:tab/>Date de préparation : 01/03</text:p>
      <text:p text:style-name="P18">Revu par :<text:tab/><text:tab/><text:tab/><text:tab/><text:tab/><text:tab/>Date de revue :<text:s/></text:p>
      <text:p text:style-name="P19"/>
      <text:p text:style-name="P20"><text:span text:style-name="T21">Caractéristiques du meeting</text:span><text:span text:style-name="T22"> :</text:span></text:p>
      <text:p text:style-name="P23"/>
      <text:p text:style-name="P24">Date du meeting : 11/02<text:tab/><text:tab/>Heure de début : 12h30<text:tab/><text:tab/>Heure de fin : 13h</text:p>
      <text:p text:style-name="P25">Lieu : Salle A208</text:p>
      <text:p text:style-name="P26">Organisateur : Eric LALLET<text:tab/><text:tab/><text:tab/><text:tab/>Rapporteur : Kévin BELNET</text:p>
      <text:p text:style-name="P27"/>
      <text:p text:style-name="P28">Participants</text:p>
      <text:p text:style-name="P29"/>
      <text:p text:style-name="P30">Nom<text:tab/><text:tab/><text:tab/><text:tab/>Titre<text:tab/><text:tab/><text:tab/><text:tab/>Organisation</text:p>
      <text:p text:style-name="P31">Eric LALLET<text:tab/><text:tab/><text:tab/>Client<text:tab/><text:tab/><text:tab/><text:tab/>Département Logiciels-Réseaux</text:p>
      <text:p text:style-name="P32">Artus D’AGIER<text:tab/><text:tab/><text:tab/>Chef de projet<text:tab/><text:tab/><text:tab/>PerudOnLan</text:p>
      <text:p text:style-name="P33">Kevin BELNET<text:tab/><text:tab/><text:tab/>Membre du projet<text:tab/><text:tab/>PerudOnLan</text:p>
      <text:p text:style-name="P34">Clément JEAN<text:tab/><text:tab/><text:tab/>Membre du projet<text:tab/><text:tab/>PerudOnLan</text:p>
      <text:p text:style-name="P35">François DE GREEF<text:tab/><text:tab/>membre du projet<text:tab/><text:tab/>PerudOnLan</text:p>
      <text:p text:style-name="P36"/>
      <text:p text:style-name="P37">Pas d’absent.</text:p>
      <text:p text:style-name="P38"/>
      <text:p text:style-name="P39"/>
      <text:p text:style-name="P40"/>
      <text:p text:style-name="P41"/>
      <text:p text:style-name="P42"/>
      <text:soft-page-break/>
      <text:p text:style-name="P43">Agenda</text:p>
      <text:p text:style-name="P44"/>
      <text:p text:style-name="P45">Sujet<text:tab/><text:tab/><text:tab/><text:tab/><text:tab/><text:tab/>Présentateur<text:tab/><text:tab/><text:tab/>Durée</text:p>
      <text:p text:style-name="P46">Outils utilisés<text:tab/><text:tab/><text:tab/><text:tab/><text:tab/>E. Lallet/ K. Belnet<text:tab/><text:tab/><text:tab/>5 min</text:p>
      <text:p text:style-name="P47">Principe de fonctionnement du projet<text:tab/>E. Lallet<text:tab/><text:tab/><text:tab/><text:tab/>2 min</text:p>
      <text:p text:style-name="P48">Planning<text:tab/><text:tab/><text:tab/><text:tab/><text:tab/>E. Lallet<text:tab/><text:tab/><text:tab/><text:tab/>10 min</text:p>
      <text:p text:style-name="P49">Conseils<text:s/>sur la programmation réseau<text:tab/>E. Lallet<text:tab/><text:tab/><text:tab/><text:tab/>10 min</text:p>
      <text:p text:style-name="P50">Prochain comité de pilotage<text:tab/><text:tab/><text:tab/>E. Lallet<text:tab/><text:tab/><text:tab/><text:tab/>3 min</text:p>
      <text:p text:style-name="P51"/>
      <text:p text:style-name="P52">Résultats du meeting</text:p>
      <text:p text:style-name="P53"/>
      <text:p text:style-name="P54">Outils :</text:p>
      <text:list text:style-name="LFO1" text:continue-numbering="true">
        <text:list-item>
          <text:p text:style-name="P55">On a à notre disposition le forum de groupe sous Moodle, ont doit utiliser le wiki pour transmettre les informations à notre<text:s/>encadrant.</text:p>
        </text:list-item>
        <text:list-item>
          <text:p text:style-name="P56">On utilise un gestionnaire de versions : Git</text:p>
        </text:list-item>
      </text:list>
      <text:p text:style-name="P57"/>
      <text:p text:style-name="P58">Principe de fonctionnement du projet :</text:p>
      <text:p text:style-name="P59"><text:tab/>E. Lallet représente un client et nous une société de service.</text:p>
      <text:p text:style-name="P60"/>
      <text:p text:style-name="P61">Planning :</text:p>
      <text:list text:style-name="LFO2" text:continue-numbering="true">
        <text:list-item>
          <text:p text:style-name="P62">Prochaine réunion à fixer pour la première semaine de Mars.</text:p>
        </text:list-item>
        <text:list-item>
          <text:p text:style-name="P63">Pour le 12/03 : premier<text:s/>livrable à fournir : le prérapport, qui doit contenir le plan du rapport, le cahier des charges, le plan de charges, et le planning. On doit amener un première version de notre prérapport à la prochaine réunion.</text:p>
        </text:list-item>
        <text:list-item>
          <text:p text:style-name="P64">Pour le 10/04 : deuxième livrable : un prototype, c’est-à-dire un programme qui tourne, même s’il ne possède pas toutes les fonctionnalités du produit final. En particulier : un aspect événementiel fonctionnel et un début d’architecture réseau.</text:p>
        </text:list-item>
        <text:list-item>
          <text:p text:style-name="P65">Le projet et le rapport doivent être finalisés pour la<text:s/>soutenance le 21/05.</text:p>
        </text:list-item>
        <text:list-item>
          <text:p text:style-name="P66">Les transparents (slides) ayant servis à préparer la soutenance devront être remis en fin de présentation.</text:p>
        </text:list-item>
      </text:list>
      <text:p text:style-name="P67"/>
      <text:p text:style-name="P68">Conseils concernant la programmation :</text:p>
      <text:list text:style-name="LFO3" text:continue-numbering="true">
        <text:list-item>
          <text:p text:style-name="P69">Les pertes se font principalement au niveau des routeurs =&gt; en réseau local, les protocoles TCP et UDP sont quasi-équivalents.</text:p>
        </text:list-item>
        <text:list-item>
          <text:p text:style-name="P70">La nécessité pour nous de gérer les déconnexions intempestives implique d’utiliser préférentiellement un protocole TCP.</text:p>
        </text:list-item>
      </text:list>
      <text:list text:style-name="LFO4" text:continue-numbering="true">
        <text:list-item>
          <text:p text:style-name="P71">Vu le temps dont on dispose pour le projet, l’architecture en mode client/serveur est la solution<text:s/>la plus efficace.</text:p>
        </text:list-item>
      </text:list>
      <text:p text:style-name="P72"/>
      <text:p text:style-name="P73"/>
      <text:soft-page-break/>
      <text:p text:style-name="P74">A faire avant la prochaine réunion :</text:p>
      <text:list text:style-name="LFO4" text:continue-numbering="true">
        <text:list-item>
          <text:p text:style-name="P75">E. Lallet doit nous informer de ses disponibilités pour fixer la date de la prochaine réunion et envoyer une documentation sur la programmation réseau.</text:p>
        </text:list-item>
        <text:list-item>
          <text:p text:style-name="P76">Nous devons lire la documentation envoyée et préparer nos questions pour les poser.</text:p>
        </text:list-item>
        <text:list-item>
          <text:p text:style-name="P77">Nous devons aussi prévoir d’animer la prochaine réunion notamment en fixant l’agenda.</text:p>
        </text:list-item>
      </text:list>
      <text:p text:style-name="P78"/>
      <text:p text:style-name="P79"/>
      <text:p text:style-name="P80"><text:span text:style-name="T81">Date du prochain comité de pilotage</text:span><text:span text:style-name="T82"> : 04/03 dans l’après-mid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P3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erudOnLan<text:tab/>Compte-rendu de réunion<text:s/><text:tab/><text:tab/>Client :<text:s/>Eric Lallet</text:p>
        <text:p text:style-name="En-tête"><text:tab/>Lal-26</text:p>
      </style:header>
      <style:footer>
        <text:p text:style-name="P3"><text:page-number text:fixed="false">1</text:page-number></text:p>
        <text:p text:style-name="Pieddepage">Fait le 01/03/2014</text:p>
        <text:p text:style-name="Pieddepage">Chef de projet : Artus D’AGI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çois</meta:initial-creator>
    <dc:creator>François</dc:creator>
    <meta:creation-date>2014-03-01T12:54:00Z</meta:creation-date>
    <dc:date>2014-03-01T13:04:00Z</dc:date>
    <meta:print-date>2014-03-01T12:54:00Z</meta:print-date>
    <meta:template xlink:href="Normal" xlink:type="simple"/>
    <meta:editing-cycles>6</meta:editing-cycles>
    <meta:editing-duration>PT180S</meta:editing-duration>
    <meta:document-statistic meta:page-count="3" meta:paragraph-count="5" meta:word-count="449" meta:character-count="2914" meta:row-count="20" meta:non-whitespace-character-count="2470"/>
  </office:meta>
</office:document-meta>
</file>